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5465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146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1.7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9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5"/>
          <table:table-cell table:number-columns-repeated="9"/>
          <table:table-cell table:style-name="ce8"/>
          <table:table-cell table:number-columns-repeated="26"/>
        </table:table-row>
        <table:table-row table:style-name="ro2">
          <table:table-cell/>
          <table:table-cell table:style-name="ce4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5"/>
          <table:table-cell table:number-columns-repeated="9"/>
          <table:table-cell table:style-name="ce8"/>
          <table:table-cell table:number-columns-repeated="26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  <table:table-cell table:number-columns-repeated="26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5]);[.AK5];IF(ISTEXT([.C5]);[.AL5];IF(ISTEXT([.D5]);[.AM5];IF(ISTEXT([.E5]);[.AN5];IF(ISTEXT([.F5]);[.A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6]);[.AK6];IF(ISTEXT([.C6]);[.AL6];IF(ISTEXT([.D6]);[.AM6];IF(ISTEXT([.E6]);[.AN6];IF(ISTEXT([.F6]);[.A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7]);[.AK7];IF(ISTEXT([.C7]);[.AL7];IF(ISTEXT([.D7]);[.AM7];IF(ISTEXT([.E7]);[.AN7];IF(ISTEXT([.F7]);[.A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8]);[.AK8];IF(ISTEXT([.C8]);[.AL8];IF(ISTEXT([.D8]);[.AM8];IF(ISTEXT([.E8]);[.AN8];IF(ISTEXT([.F8]);[.A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9]);[.AK9];IF(ISTEXT([.C9]);[.AL9];IF(ISTEXT([.D9]);[.AM9];IF(ISTEXT([.E9]);[.AN9];IF(ISTEXT([.F9]);[.A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0]);[.AK10];IF(ISTEXT([.C10]);[.AL10];IF(ISTEXT([.D10]);[.AM10];IF(ISTEXT([.E10]);[.AN10];IF(ISTEXT([.F10]);[.A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1]);[.AK11];IF(ISTEXT([.C11]);[.AL11];IF(ISTEXT([.D11]);[.AM11];IF(ISTEXT([.E11]);[.AN11];IF(ISTEXT([.F11]);[.A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2]);[.AK12];IF(ISTEXT([.C12]);[.AL12];IF(ISTEXT([.D12]);[.AM12];IF(ISTEXT([.E12]);[.AN12];IF(ISTEXT([.F12]);[.A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3]);[.AK13];IF(ISTEXT([.C13]);[.AL13];IF(ISTEXT([.D13]);[.AM13];IF(ISTEXT([.E13]);[.AN13];IF(ISTEXT([.F13]);[.A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4]);[.AK14];IF(ISTEXT([.C14]);[.AL14];IF(ISTEXT([.D14]);[.AM14];IF(ISTEXT([.E14]);[.AN14];IF(ISTEXT([.F14]);[.A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5]);[.AK15];IF(ISTEXT([.C15]);[.AL15];IF(ISTEXT([.D15]);[.AM15];IF(ISTEXT([.E15]);[.AN15];IF(ISTEXT([.F15]);[.A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6]);[.AK16];IF(ISTEXT([.C16]);[.AL16];IF(ISTEXT([.D16]);[.AM16];IF(ISTEXT([.E16]);[.AN16];IF(ISTEXT([.F16]);[.A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7]);[.AK17];IF(ISTEXT([.C17]);[.AL17];IF(ISTEXT([.D17]);[.AM17];IF(ISTEXT([.E17]);[.AN17];IF(ISTEXT([.F17]);[.A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8]);[.AK18];IF(ISTEXT([.C18]);[.AL18];IF(ISTEXT([.D18]);[.AM18];IF(ISTEXT([.E18]);[.AN18];IF(ISTEXT([.F18]);[.AO1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9]);[.AK19];IF(ISTEXT([.C19]);[.AL19];IF(ISTEXT([.D19]);[.AM19];IF(ISTEXT([.E19]);[.AN19];IF(ISTEXT([.F19]);[.A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0]);[.AK20];IF(ISTEXT([.C20]);[.AL20];IF(ISTEXT([.D20]);[.AM20];IF(ISTEXT([.E20]);[.AN20];IF(ISTEXT([.F20]);[.A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1]);[.AK21];IF(ISTEXT([.C21]);[.AL21];IF(ISTEXT([.D21]);[.AM21];IF(ISTEXT([.E21]);[.AN21];IF(ISTEXT([.F21]);[.A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2]);[.AK22];IF(ISTEXT([.C22]);[.AL22];IF(ISTEXT([.D22]);[.AM22];IF(ISTEXT([.E22]);[.AN22];IF(ISTEXT([.F22]);[.A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3]);[.AK23];IF(ISTEXT([.C23]);[.AL23];IF(ISTEXT([.D23]);[.AM23];IF(ISTEXT([.E23]);[.AN23];IF(ISTEXT([.F23]);[.A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4]);[.AK24];IF(ISTEXT([.C24]);[.AL24];IF(ISTEXT([.D24]);[.AM24];IF(ISTEXT([.E24]);[.AN24];IF(ISTEXT([.F24]);[.A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5]);[.AK25];IF(ISTEXT([.C25]);[.AL25];IF(ISTEXT([.D25]);[.AM25];IF(ISTEXT([.E25]);[.AN25];IF(ISTEXT([.F25]);[.A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6]);[.AK26];IF(ISTEXT([.C26]);[.AL26];IF(ISTEXT([.D26]);[.AM26];IF(ISTEXT([.E26]);[.AN26];IF(ISTEXT([.F26]);[.A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7]);[.AK27];IF(ISTEXT([.C27]);[.AL27];IF(ISTEXT([.D27]);[.AM27];IF(ISTEXT([.E27]);[.AN27];IF(ISTEXT([.F27]);[.A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8]);[.AK28];IF(ISTEXT([.C28]);[.AL28];IF(ISTEXT([.D28]);[.AM28];IF(ISTEXT([.E28]);[.AN28];IF(ISTEXT([.F28]);[.A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9]);[.AK29];IF(ISTEXT([.C29]);[.AL29];IF(ISTEXT([.D29]);[.AM29];IF(ISTEXT([.E29]);[.AN29];IF(ISTEXT([.F29]);[.A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30]);[.AK30];IF(ISTEXT([.C30]);[.AL30];IF(ISTEXT([.D30]);[.AM30];IF(ISTEXT([.E30]);[.AN30];IF(ISTEXT([.F30]);[.A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31]);[.AK31];IF(ISTEXT([.C31]);[.AL31];IF(ISTEXT([.D31]);[.AM31];IF(ISTEXT([.E31]);[.AN31];IF(ISTEXT([.F31]);[.A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32]);[.AK32];IF(ISTEXT([.C32]);[.AL32];IF(ISTEXT([.D32]);[.AM32];IF(ISTEXT([.E32]);[.AN32];IF(ISTEXT([.F32]);[.A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33]);[.AK33];IF(ISTEXT([.C33]);[.AL33];IF(ISTEXT([.D33]);[.AM33];IF(ISTEXT([.E33]);[.AN33];IF(ISTEXT([.F33]);[.A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34]);[.AK34];IF(ISTEXT([.C34]);[.AL34];IF(ISTEXT([.D34]);[.AM34];IF(ISTEXT([.E34]);[.AN34];IF(ISTEXT([.F34]);[.A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35]);[.AK35];IF(ISTEXT([.C35]);[.AL35];IF(ISTEXT([.D35]);[.AM35];IF(ISTEXT([.E35]);[.AN35];IF(ISTEXT([.F35]);[.A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36]);[.AK36];IF(ISTEXT([.C36]);[.AL36];IF(ISTEXT([.D36]);[.AM36];IF(ISTEXT([.E36]);[.AN36];IF(ISTEXT([.F36]);[.A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37]);[.AK37];IF(ISTEXT([.C37]);[.AL37];IF(ISTEXT([.D37]);[.AM37];IF(ISTEXT([.E37]);[.AN37];IF(ISTEXT([.F37]);[.A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38]);[.AK38];IF(ISTEXT([.C38]);[.AL38];IF(ISTEXT([.D38]);[.AM38];IF(ISTEXT([.E38]);[.AN38];IF(ISTEXT([.F38]);[.A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39]);[.AK39];IF(ISTEXT([.C39]);[.AL39];IF(ISTEXT([.D39]);[.AM39];IF(ISTEXT([.E39]);[.AN39];IF(ISTEXT([.F39]);[.A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40]);[.AK40];IF(ISTEXT([.C40]);[.AL40];IF(ISTEXT([.D40]);[.AM40];IF(ISTEXT([.E40]);[.AN40];IF(ISTEXT([.F40]);[.A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41]);[.AK41];IF(ISTEXT([.C41]);[.AL41];IF(ISTEXT([.D41]);[.AM41];IF(ISTEXT([.E41]);[.AN41];IF(ISTEXT([.F41]);[.AO41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42]);[.AK42];IF(ISTEXT([.C42]);[.AL42];IF(ISTEXT([.D42]);[.AM42];IF(ISTEXT([.E42]);[.AN42];IF(ISTEXT([.F42]);[.A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43]);[.AK43];IF(ISTEXT([.C43]);[.AL43];IF(ISTEXT([.D43]);[.AM43];IF(ISTEXT([.E43]);[.AN43];IF(ISTEXT([.F43]);[.A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44]);[.AK44];IF(ISTEXT([.C44]);[.AL44];IF(ISTEXT([.D44]);[.AM44];IF(ISTEXT([.E44]);[.AN44];IF(ISTEXT([.F44]);[.A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45]);[.AK45];IF(ISTEXT([.C45]);[.AL45];IF(ISTEXT([.D45]);[.AM45];IF(ISTEXT([.E45]);[.AN45];IF(ISTEXT([.F45]);[.A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46]);[.AK46];IF(ISTEXT([.C46]);[.AL46];IF(ISTEXT([.D46]);[.AM46];IF(ISTEXT([.E46]);[.AN46];IF(ISTEXT([.F46]);[.A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47]);[.AK47];IF(ISTEXT([.C47]);[.AL47];IF(ISTEXT([.D47]);[.AM47];IF(ISTEXT([.E47]);[.AN47];IF(ISTEXT([.F47]);[.A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48]);[.AK48];IF(ISTEXT([.C48]);[.AL48];IF(ISTEXT([.D48]);[.AM48];IF(ISTEXT([.E48]);[.AN48];IF(ISTEXT([.F48]);[.A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49]);[.AK49];IF(ISTEXT([.C49]);[.AL49];IF(ISTEXT([.D49]);[.AM49];IF(ISTEXT([.E49]);[.AN49];IF(ISTEXT([.F49]);[.A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50]);[.AK50];IF(ISTEXT([.C50]);[.AL50];IF(ISTEXT([.D50]);[.AM50];IF(ISTEXT([.E50]);[.AN50];IF(ISTEXT([.F50]);[.A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51]);[.AK51];IF(ISTEXT([.C51]);[.AL51];IF(ISTEXT([.D51]);[.AM51];IF(ISTEXT([.E51]);[.AN51];IF(ISTEXT([.F51]);[.A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52]);[.AK52];IF(ISTEXT([.C52]);[.AL52];IF(ISTEXT([.D52]);[.AM52];IF(ISTEXT([.E52]);[.AN52];IF(ISTEXT([.F52]);[.A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53]);[.AK53];IF(ISTEXT([.C53]);[.AL53];IF(ISTEXT([.D53]);[.AM53];IF(ISTEXT([.E53]);[.AN53];IF(ISTEXT([.F53]);[.A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54]);[.AK54];IF(ISTEXT([.C54]);[.AL54];IF(ISTEXT([.D54]);[.AM54];IF(ISTEXT([.E54]);[.AN54];IF(ISTEXT([.F54]);[.A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55]);[.AK55];IF(ISTEXT([.C55]);[.AL55];IF(ISTEXT([.D55]);[.AM55];IF(ISTEXT([.E55]);[.AN55];IF(ISTEXT([.F55]);[.A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56]);[.AK56];IF(ISTEXT([.C56]);[.AL56];IF(ISTEXT([.D56]);[.AM56];IF(ISTEXT([.E56]);[.AN56];IF(ISTEXT([.F56]);[.A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57]);[.AK57];IF(ISTEXT([.C57]);[.AL57];IF(ISTEXT([.D57]);[.AM57];IF(ISTEXT([.E57]);[.AN57];IF(ISTEXT([.F57]);[.A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58]);[.AK58];IF(ISTEXT([.C58]);[.AL58];IF(ISTEXT([.D58]);[.AM58];IF(ISTEXT([.E58]);[.AN58];IF(ISTEXT([.F58]);[.A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59]);[.AK59];IF(ISTEXT([.C59]);[.AL59];IF(ISTEXT([.D59]);[.AM59];IF(ISTEXT([.E59]);[.AN59];IF(ISTEXT([.F59]);[.A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60]);[.AK60];IF(ISTEXT([.C60]);[.AL60];IF(ISTEXT([.D60]);[.AM60];IF(ISTEXT([.E60]);[.AN60];IF(ISTEXT([.F60]);[.A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61]);[.AK61];IF(ISTEXT([.C61]);[.AL61];IF(ISTEXT([.D61]);[.AM61];IF(ISTEXT([.E61]);[.AN61];IF(ISTEXT([.F61]);[.A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62]);[.AK62];IF(ISTEXT([.C62]);[.AL62];IF(ISTEXT([.D62]);[.AM62];IF(ISTEXT([.E62]);[.AN62];IF(ISTEXT([.F62]);[.A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63]);[.AK63];IF(ISTEXT([.C63]);[.AL63];IF(ISTEXT([.D63]);[.AM63];IF(ISTEXT([.E63]);[.AN63];IF(ISTEXT([.F63]);[.A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64]);[.AK64];IF(ISTEXT([.C64]);[.AL64];IF(ISTEXT([.D64]);[.AM64];IF(ISTEXT([.E64]);[.AN64];IF(ISTEXT([.F64]);[.A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65]);[.AK65];IF(ISTEXT([.C65]);[.AL65];IF(ISTEXT([.D65]);[.AM65];IF(ISTEXT([.E65]);[.AN65];IF(ISTEXT([.F65]);[.A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66]);[.AK66];IF(ISTEXT([.C66]);[.AL66];IF(ISTEXT([.D66]);[.AM66];IF(ISTEXT([.E66]);[.AN66];IF(ISTEXT([.F66]);[.A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67]);[.AK67];IF(ISTEXT([.C67]);[.AL67];IF(ISTEXT([.D67]);[.AM67];IF(ISTEXT([.E67]);[.AN67];IF(ISTEXT([.F67]);[.A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68]);[.AK68];IF(ISTEXT([.C68]);[.AL68];IF(ISTEXT([.D68]);[.AM68];IF(ISTEXT([.E68]);[.AN68];IF(ISTEXT([.F68]);[.A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69]);[.AK69];IF(ISTEXT([.C69]);[.AL69];IF(ISTEXT([.D69]);[.AM69];IF(ISTEXT([.E69]);[.AN69];IF(ISTEXT([.F69]);[.A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70]);[.AK70];IF(ISTEXT([.C70]);[.AL70];IF(ISTEXT([.D70]);[.AM70];IF(ISTEXT([.E70]);[.AN70];IF(ISTEXT([.F70]);[.A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71]);[.AK71];IF(ISTEXT([.C71]);[.AL71];IF(ISTEXT([.D71]);[.AM71];IF(ISTEXT([.E71]);[.AN71];IF(ISTEXT([.F71]);[.A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72]);[.AK72];IF(ISTEXT([.C72]);[.AL72];IF(ISTEXT([.D72]);[.AM72];IF(ISTEXT([.E72]);[.AN72];IF(ISTEXT([.F72]);[.A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73]);[.AK73];IF(ISTEXT([.C73]);[.AL73];IF(ISTEXT([.D73]);[.AM73];IF(ISTEXT([.E73]);[.AN73];IF(ISTEXT([.F73]);[.A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74]);[.AK74];IF(ISTEXT([.C74]);[.AL74];IF(ISTEXT([.D74]);[.AM74];IF(ISTEXT([.E74]);[.AN74];IF(ISTEXT([.F74]);[.A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75]);[.AK75];IF(ISTEXT([.C75]);[.AL75];IF(ISTEXT([.D75]);[.AM75];IF(ISTEXT([.E75]);[.AN75];IF(ISTEXT([.F75]);[.A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76]);[.AK76];IF(ISTEXT([.C76]);[.AL76];IF(ISTEXT([.D76]);[.AM76];IF(ISTEXT([.E76]);[.AN76];IF(ISTEXT([.F76]);[.A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77]);[.AK77];IF(ISTEXT([.C77]);[.AL77];IF(ISTEXT([.D77]);[.AM77];IF(ISTEXT([.E77]);[.AN77];IF(ISTEXT([.F77]);[.A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78]);[.AK78];IF(ISTEXT([.C78]);[.AL78];IF(ISTEXT([.D78]);[.AM78];IF(ISTEXT([.E78]);[.AN78];IF(ISTEXT([.F78]);[.A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79]);[.AK79];IF(ISTEXT([.C79]);[.AL79];IF(ISTEXT([.D79]);[.AM79];IF(ISTEXT([.E79]);[.AN79];IF(ISTEXT([.F79]);[.A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80]);[.AK80];IF(ISTEXT([.C80]);[.AL80];IF(ISTEXT([.D80]);[.AM80];IF(ISTEXT([.E80]);[.AN80];IF(ISTEXT([.F80]);[.A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81]);[.AK81];IF(ISTEXT([.C81]);[.AL81];IF(ISTEXT([.D81]);[.AM81];IF(ISTEXT([.E81]);[.AN81];IF(ISTEXT([.F81]);[.A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82]);[.AK82];IF(ISTEXT([.C82]);[.AL82];IF(ISTEXT([.D82]);[.AM82];IF(ISTEXT([.E82]);[.AN82];IF(ISTEXT([.F82]);[.A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83]);[.AK83];IF(ISTEXT([.C83]);[.AL83];IF(ISTEXT([.D83]);[.AM83];IF(ISTEXT([.E83]);[.AN83];IF(ISTEXT([.F83]);[.A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84]);[.AK84];IF(ISTEXT([.C84]);[.AL84];IF(ISTEXT([.D84]);[.AM84];IF(ISTEXT([.E84]);[.AN84];IF(ISTEXT([.F84]);[.A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85]);[.AK85];IF(ISTEXT([.C85]);[.AL85];IF(ISTEXT([.D85]);[.AM85];IF(ISTEXT([.E85]);[.AN85];IF(ISTEXT([.F85]);[.A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86]);[.AK86];IF(ISTEXT([.C86]);[.AL86];IF(ISTEXT([.D86]);[.AM86];IF(ISTEXT([.E86]);[.AN86];IF(ISTEXT([.F86]);[.A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87]);[.AK87];IF(ISTEXT([.C87]);[.AL87];IF(ISTEXT([.D87]);[.AM87];IF(ISTEXT([.E87]);[.AN87];IF(ISTEXT([.F87]);[.A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88]);[.AK88];IF(ISTEXT([.C88]);[.AL88];IF(ISTEXT([.D88]);[.AM88];IF(ISTEXT([.E88]);[.AN88];IF(ISTEXT([.F88]);[.AO8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89]);[.AK89];IF(ISTEXT([.C89]);[.AL89];IF(ISTEXT([.D89]);[.AM89];IF(ISTEXT([.E89]);[.AN89];IF(ISTEXT([.F89]);[.A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90]);[.AK90];IF(ISTEXT([.C90]);[.AL90];IF(ISTEXT([.D90]);[.AM90];IF(ISTEXT([.E90]);[.AN90];IF(ISTEXT([.F90]);[.A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91]);[.AK91];IF(ISTEXT([.C91]);[.AL91];IF(ISTEXT([.D91]);[.AM91];IF(ISTEXT([.E91]);[.AN91];IF(ISTEXT([.F91]);[.A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92]);[.AK92];IF(ISTEXT([.C92]);[.AL92];IF(ISTEXT([.D92]);[.AM92];IF(ISTEXT([.E92]);[.AN92];IF(ISTEXT([.F92]);[.A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93]);[.AK93];IF(ISTEXT([.C93]);[.AL93];IF(ISTEXT([.D93]);[.AM93];IF(ISTEXT([.E93]);[.AN93];IF(ISTEXT([.F93]);[.A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94]);[.AK94];IF(ISTEXT([.C94]);[.AL94];IF(ISTEXT([.D94]);[.AM94];IF(ISTEXT([.E94]);[.AN94];IF(ISTEXT([.F94]);[.A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95]);[.AK95];IF(ISTEXT([.C95]);[.AL95];IF(ISTEXT([.D95]);[.AM95];IF(ISTEXT([.E95]);[.AN95];IF(ISTEXT([.F95]);[.A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96]);[.AK96];IF(ISTEXT([.C96]);[.AL96];IF(ISTEXT([.D96]);[.AM96];IF(ISTEXT([.E96]);[.AN96];IF(ISTEXT([.F96]);[.A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97]);[.AK97];IF(ISTEXT([.C97]);[.AL97];IF(ISTEXT([.D97]);[.AM97];IF(ISTEXT([.E97]);[.AN97];IF(ISTEXT([.F97]);[.A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98]);[.AK98];IF(ISTEXT([.C98]);[.AL98];IF(ISTEXT([.D98]);[.AM98];IF(ISTEXT([.E98]);[.AN98];IF(ISTEXT([.F98]);[.A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99]);[.AK99];IF(ISTEXT([.C99]);[.AL99];IF(ISTEXT([.D99]);[.AM99];IF(ISTEXT([.E99]);[.AN99];IF(ISTEXT([.F99]);[.A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00]);[.AK100];IF(ISTEXT([.C100]);[.AL100];IF(ISTEXT([.D100]);[.AM100];IF(ISTEXT([.E100]);[.AN100];IF(ISTEXT([.F100]);[.A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01]);[.AK101];IF(ISTEXT([.C101]);[.AL101];IF(ISTEXT([.D101]);[.AM101];IF(ISTEXT([.E101]);[.AN101];IF(ISTEXT([.F101]);[.A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02]);[.AK102];IF(ISTEXT([.C102]);[.AL102];IF(ISTEXT([.D102]);[.AM102];IF(ISTEXT([.E102]);[.AN102];IF(ISTEXT([.F102]);[.A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03]);[.AK103];IF(ISTEXT([.C103]);[.AL103];IF(ISTEXT([.D103]);[.AM103];IF(ISTEXT([.E103]);[.AN103];IF(ISTEXT([.F103]);[.A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04]);[.AK104];IF(ISTEXT([.C104]);[.AL104];IF(ISTEXT([.D104]);[.AM104];IF(ISTEXT([.E104]);[.AN104];IF(ISTEXT([.F104]);[.A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05]);[.AK105];IF(ISTEXT([.C105]);[.AL105];IF(ISTEXT([.D105]);[.AM105];IF(ISTEXT([.E105]);[.AN105];IF(ISTEXT([.F105]);[.A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06]);[.AK106];IF(ISTEXT([.C106]);[.AL106];IF(ISTEXT([.D106]);[.AM106];IF(ISTEXT([.E106]);[.AN106];IF(ISTEXT([.F106]);[.A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07]);[.AK107];IF(ISTEXT([.C107]);[.AL107];IF(ISTEXT([.D107]);[.AM107];IF(ISTEXT([.E107]);[.AN107];IF(ISTEXT([.F107]);[.A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08]);[.AK108];IF(ISTEXT([.C108]);[.AL108];IF(ISTEXT([.D108]);[.AM108];IF(ISTEXT([.E108]);[.AN108];IF(ISTEXT([.F108]);[.A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09]);[.AK109];IF(ISTEXT([.C109]);[.AL109];IF(ISTEXT([.D109]);[.AM109];IF(ISTEXT([.E109]);[.AN109];IF(ISTEXT([.F109]);[.A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10]);[.AK110];IF(ISTEXT([.C110]);[.AL110];IF(ISTEXT([.D110]);[.AM110];IF(ISTEXT([.E110]);[.AN110];IF(ISTEXT([.F110]);[.A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11]);[.AK111];IF(ISTEXT([.C111]);[.AL111];IF(ISTEXT([.D111]);[.AM111];IF(ISTEXT([.E111]);[.AN111];IF(ISTEXT([.F111]);[.A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12]);[.AK112];IF(ISTEXT([.C112]);[.AL112];IF(ISTEXT([.D112]);[.AM112];IF(ISTEXT([.E112]);[.AN112];IF(ISTEXT([.F112]);[.A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13]);[.AK113];IF(ISTEXT([.C113]);[.AL113];IF(ISTEXT([.D113]);[.AM113];IF(ISTEXT([.E113]);[.AN113];IF(ISTEXT([.F113]);[.A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14]);[.AK114];IF(ISTEXT([.C114]);[.AL114];IF(ISTEXT([.D114]);[.AM114];IF(ISTEXT([.E114]);[.AN114];IF(ISTEXT([.F114]);[.A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15]);[.AK115];IF(ISTEXT([.C115]);[.AL115];IF(ISTEXT([.D115]);[.AM115];IF(ISTEXT([.E115]);[.AN115];IF(ISTEXT([.F115]);[.A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16]);[.AK116];IF(ISTEXT([.C116]);[.AL116];IF(ISTEXT([.D116]);[.AM116];IF(ISTEXT([.E116]);[.AN116];IF(ISTEXT([.F116]);[.A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17]);[.AK117];IF(ISTEXT([.C117]);[.AL117];IF(ISTEXT([.D117]);[.AM117];IF(ISTEXT([.E117]);[.AN117];IF(ISTEXT([.F117]);[.A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18]);[.AK118];IF(ISTEXT([.C118]);[.AL118];IF(ISTEXT([.D118]);[.AM118];IF(ISTEXT([.E118]);[.AN118];IF(ISTEXT([.F118]);[.A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19]);[.AK119];IF(ISTEXT([.C119]);[.AL119];IF(ISTEXT([.D119]);[.AM119];IF(ISTEXT([.E119]);[.AN119];IF(ISTEXT([.F119]);[.A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20]);[.AK120];IF(ISTEXT([.C120]);[.AL120];IF(ISTEXT([.D120]);[.AM120];IF(ISTEXT([.E120]);[.AN120];IF(ISTEXT([.F120]);[.A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21]);[.AK121];IF(ISTEXT([.C121]);[.AL121];IF(ISTEXT([.D121]);[.AM121];IF(ISTEXT([.E121]);[.AN121];IF(ISTEXT([.F121]);[.A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22]);[.AK122];IF(ISTEXT([.C122]);[.AL122];IF(ISTEXT([.D122]);[.AM122];IF(ISTEXT([.E122]);[.AN122];IF(ISTEXT([.F122]);[.A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23]);[.AK123];IF(ISTEXT([.C123]);[.AL123];IF(ISTEXT([.D123]);[.AM123];IF(ISTEXT([.E123]);[.AN123];IF(ISTEXT([.F123]);[.A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24]);[.AK124];IF(ISTEXT([.C124]);[.AL124];IF(ISTEXT([.D124]);[.AM124];IF(ISTEXT([.E124]);[.AN124];IF(ISTEXT([.F124]);[.A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25]);[.AK125];IF(ISTEXT([.C125]);[.AL125];IF(ISTEXT([.D125]);[.AM125];IF(ISTEXT([.E125]);[.AN125];IF(ISTEXT([.F125]);[.A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26]);[.AK126];IF(ISTEXT([.C126]);[.AL126];IF(ISTEXT([.D126]);[.AM126];IF(ISTEXT([.E126]);[.AN126];IF(ISTEXT([.F126]);[.A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27]);[.AK127];IF(ISTEXT([.C127]);[.AL127];IF(ISTEXT([.D127]);[.AM127];IF(ISTEXT([.E127]);[.AN127];IF(ISTEXT([.F127]);[.A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28]);[.AK128];IF(ISTEXT([.C128]);[.AL128];IF(ISTEXT([.D128]);[.AM128];IF(ISTEXT([.E128]);[.AN128];IF(ISTEXT([.F128]);[.A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29]);[.AK129];IF(ISTEXT([.C129]);[.AL129];IF(ISTEXT([.D129]);[.AM129];IF(ISTEXT([.E129]);[.AN129];IF(ISTEXT([.F129]);[.A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30]);[.AK130];IF(ISTEXT([.C130]);[.AL130];IF(ISTEXT([.D130]);[.AM130];IF(ISTEXT([.E130]);[.AN130];IF(ISTEXT([.F130]);[.A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31]);[.AK131];IF(ISTEXT([.C131]);[.AL131];IF(ISTEXT([.D131]);[.AM131];IF(ISTEXT([.E131]);[.AN131];IF(ISTEXT([.F131]);[.A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32]);[.AK132];IF(ISTEXT([.C132]);[.AL132];IF(ISTEXT([.D132]);[.AM132];IF(ISTEXT([.E132]);[.AN132];IF(ISTEXT([.F132]);[.A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33]);[.AK133];IF(ISTEXT([.C133]);[.AL133];IF(ISTEXT([.D133]);[.AM133];IF(ISTEXT([.E133]);[.AN133];IF(ISTEXT([.F133]);[.A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34]);[.AK134];IF(ISTEXT([.C134]);[.AL134];IF(ISTEXT([.D134]);[.AM134];IF(ISTEXT([.E134]);[.AN134];IF(ISTEXT([.F134]);[.A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35]);[.AK135];IF(ISTEXT([.C135]);[.AL135];IF(ISTEXT([.D135]);[.AM135];IF(ISTEXT([.E135]);[.AN135];IF(ISTEXT([.F135]);[.A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36]);[.AK136];IF(ISTEXT([.C136]);[.AL136];IF(ISTEXT([.D136]);[.AM136];IF(ISTEXT([.E136]);[.AN136];IF(ISTEXT([.F136]);[.A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37]);[.AK137];IF(ISTEXT([.C137]);[.AL137];IF(ISTEXT([.D137]);[.AM137];IF(ISTEXT([.E137]);[.AN137];IF(ISTEXT([.F137]);[.A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38]);[.AK138];IF(ISTEXT([.C138]);[.AL138];IF(ISTEXT([.D138]);[.AM138];IF(ISTEXT([.E138]);[.AN138];IF(ISTEXT([.F138]);[.A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39]);[.AK139];IF(ISTEXT([.C139]);[.AL139];IF(ISTEXT([.D139]);[.AM139];IF(ISTEXT([.E139]);[.AN139];IF(ISTEXT([.F139]);[.A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40]);[.AK140];IF(ISTEXT([.C140]);[.AL140];IF(ISTEXT([.D140]);[.AM140];IF(ISTEXT([.E140]);[.AN140];IF(ISTEXT([.F140]);[.A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41]);[.AK141];IF(ISTEXT([.C141]);[.AL141];IF(ISTEXT([.D141]);[.AM141];IF(ISTEXT([.E141]);[.AN141];IF(ISTEXT([.F141]);[.A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42]);[.AK142];IF(ISTEXT([.C142]);[.AL142];IF(ISTEXT([.D142]);[.AM142];IF(ISTEXT([.E142]);[.AN142];IF(ISTEXT([.F142]);[.A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43]);[.AK143];IF(ISTEXT([.C143]);[.AL143];IF(ISTEXT([.D143]);[.AM143];IF(ISTEXT([.E143]);[.AN143];IF(ISTEXT([.F143]);[.A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44]);[.AK144];IF(ISTEXT([.C144]);[.AL144];IF(ISTEXT([.D144]);[.AM144];IF(ISTEXT([.E144]);[.AN144];IF(ISTEXT([.F144]);[.A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45]);[.AK145];IF(ISTEXT([.C145]);[.AL145];IF(ISTEXT([.D145]);[.AM145];IF(ISTEXT([.E145]);[.AN145];IF(ISTEXT([.F145]);[.A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46]);[.AK146];IF(ISTEXT([.C146]);[.AL146];IF(ISTEXT([.D146]);[.AM146];IF(ISTEXT([.E146]);[.AN146];IF(ISTEXT([.F146]);[.A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47]);[.AK147];IF(ISTEXT([.C147]);[.AL147];IF(ISTEXT([.D147]);[.AM147];IF(ISTEXT([.E147]);[.AN147];IF(ISTEXT([.F147]);[.A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48]);[.AK148];IF(ISTEXT([.C148]);[.AL148];IF(ISTEXT([.D148]);[.AM148];IF(ISTEXT([.E148]);[.AN148];IF(ISTEXT([.F148]);[.A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49]);[.AK149];IF(ISTEXT([.C149]);[.AL149];IF(ISTEXT([.D149]);[.AM149];IF(ISTEXT([.E149]);[.AN149];IF(ISTEXT([.F149]);[.A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50]);[.AK150];IF(ISTEXT([.C150]);[.AL150];IF(ISTEXT([.D150]);[.AM150];IF(ISTEXT([.E150]);[.AN150];IF(ISTEXT([.F150]);[.A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51]);[.AK151];IF(ISTEXT([.C151]);[.AL151];IF(ISTEXT([.D151]);[.AM151];IF(ISTEXT([.E151]);[.AN151];IF(ISTEXT([.F151]);[.A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52]);[.AK152];IF(ISTEXT([.C152]);[.AL152];IF(ISTEXT([.D152]);[.AM152];IF(ISTEXT([.E152]);[.AN152];IF(ISTEXT([.F152]);[.A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53]);[.AK153];IF(ISTEXT([.C153]);[.AL153];IF(ISTEXT([.D153]);[.AM153];IF(ISTEXT([.E153]);[.AN153];IF(ISTEXT([.F153]);[.A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54]);[.AK154];IF(ISTEXT([.C154]);[.AL154];IF(ISTEXT([.D154]);[.AM154];IF(ISTEXT([.E154]);[.AN154];IF(ISTEXT([.F154]);[.A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55]);[.AK155];IF(ISTEXT([.C155]);[.AL155];IF(ISTEXT([.D155]);[.AM155];IF(ISTEXT([.E155]);[.AN155];IF(ISTEXT([.F155]);[.A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56]);[.AK156];IF(ISTEXT([.C156]);[.AL156];IF(ISTEXT([.D156]);[.AM156];IF(ISTEXT([.E156]);[.AN156];IF(ISTEXT([.F156]);[.A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57]);[.AK157];IF(ISTEXT([.C157]);[.AL157];IF(ISTEXT([.D157]);[.AM157];IF(ISTEXT([.E157]);[.AN157];IF(ISTEXT([.F157]);[.AO1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58]);[.AK158];IF(ISTEXT([.C158]);[.AL158];IF(ISTEXT([.D158]);[.AM158];IF(ISTEXT([.E158]);[.AN158];IF(ISTEXT([.F158]);[.A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59]);[.AK159];IF(ISTEXT([.C159]);[.AL159];IF(ISTEXT([.D159]);[.AM159];IF(ISTEXT([.E159]);[.AN159];IF(ISTEXT([.F159]);[.A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60]);[.AK160];IF(ISTEXT([.C160]);[.AL160];IF(ISTEXT([.D160]);[.AM160];IF(ISTEXT([.E160]);[.AN160];IF(ISTEXT([.F160]);[.A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61]);[.AK161];IF(ISTEXT([.C161]);[.AL161];IF(ISTEXT([.D161]);[.AM161];IF(ISTEXT([.E161]);[.AN161];IF(ISTEXT([.F161]);[.A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62]);[.AK162];IF(ISTEXT([.C162]);[.AL162];IF(ISTEXT([.D162]);[.AM162];IF(ISTEXT([.E162]);[.AN162];IF(ISTEXT([.F162]);[.A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63]);[.AK163];IF(ISTEXT([.C163]);[.AL163];IF(ISTEXT([.D163]);[.AM163];IF(ISTEXT([.E163]);[.AN163];IF(ISTEXT([.F163]);[.A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64]);[.AK164];IF(ISTEXT([.C164]);[.AL164];IF(ISTEXT([.D164]);[.AM164];IF(ISTEXT([.E164]);[.AN164];IF(ISTEXT([.F164]);[.A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65]);[.AK165];IF(ISTEXT([.C165]);[.AL165];IF(ISTEXT([.D165]);[.AM165];IF(ISTEXT([.E165]);[.AN165];IF(ISTEXT([.F165]);[.A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66]);[.AK166];IF(ISTEXT([.C166]);[.AL166];IF(ISTEXT([.D166]);[.AM166];IF(ISTEXT([.E166]);[.AN166];IF(ISTEXT([.F166]);[.A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67]);[.AK167];IF(ISTEXT([.C167]);[.AL167];IF(ISTEXT([.D167]);[.AM167];IF(ISTEXT([.E167]);[.AN167];IF(ISTEXT([.F167]);[.A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68]);[.AK168];IF(ISTEXT([.C168]);[.AL168];IF(ISTEXT([.D168]);[.AM168];IF(ISTEXT([.E168]);[.AN168];IF(ISTEXT([.F168]);[.A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69]);[.AK169];IF(ISTEXT([.C169]);[.AL169];IF(ISTEXT([.D169]);[.AM169];IF(ISTEXT([.E169]);[.AN169];IF(ISTEXT([.F169]);[.A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70]);[.AK170];IF(ISTEXT([.C170]);[.AL170];IF(ISTEXT([.D170]);[.AM170];IF(ISTEXT([.E170]);[.AN170];IF(ISTEXT([.F170]);[.A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71]);[.AK171];IF(ISTEXT([.C171]);[.AL171];IF(ISTEXT([.D171]);[.AM171];IF(ISTEXT([.E171]);[.AN171];IF(ISTEXT([.F171]);[.A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72]);[.AK172];IF(ISTEXT([.C172]);[.AL172];IF(ISTEXT([.D172]);[.AM172];IF(ISTEXT([.E172]);[.AN172];IF(ISTEXT([.F172]);[.A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73]);[.AK173];IF(ISTEXT([.C173]);[.AL173];IF(ISTEXT([.D173]);[.AM173];IF(ISTEXT([.E173]);[.AN173];IF(ISTEXT([.F173]);[.A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74]);[.AK174];IF(ISTEXT([.C174]);[.AL174];IF(ISTEXT([.D174]);[.AM174];IF(ISTEXT([.E174]);[.AN174];IF(ISTEXT([.F174]);[.A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75]);[.AK175];IF(ISTEXT([.C175]);[.AL175];IF(ISTEXT([.D175]);[.AM175];IF(ISTEXT([.E175]);[.AN175];IF(ISTEXT([.F175]);[.A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76]);[.AK176];IF(ISTEXT([.C176]);[.AL176];IF(ISTEXT([.D176]);[.AM176];IF(ISTEXT([.E176]);[.AN176];IF(ISTEXT([.F176]);[.A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77]);[.AK177];IF(ISTEXT([.C177]);[.AL177];IF(ISTEXT([.D177]);[.AM177];IF(ISTEXT([.E177]);[.AN177];IF(ISTEXT([.F177]);[.A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78]);[.AK178];IF(ISTEXT([.C178]);[.AL178];IF(ISTEXT([.D178]);[.AM178];IF(ISTEXT([.E178]);[.AN178];IF(ISTEXT([.F178]);[.A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79]);[.AK179];IF(ISTEXT([.C179]);[.AL179];IF(ISTEXT([.D179]);[.AM179];IF(ISTEXT([.E179]);[.AN179];IF(ISTEXT([.F179]);[.A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80]);[.AK180];IF(ISTEXT([.C180]);[.AL180];IF(ISTEXT([.D180]);[.AM180];IF(ISTEXT([.E180]);[.AN180];IF(ISTEXT([.F180]);[.A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81]);[.AK181];IF(ISTEXT([.C181]);[.AL181];IF(ISTEXT([.D181]);[.AM181];IF(ISTEXT([.E181]);[.AN181];IF(ISTEXT([.F181]);[.A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82]);[.AK182];IF(ISTEXT([.C182]);[.AL182];IF(ISTEXT([.D182]);[.AM182];IF(ISTEXT([.E182]);[.AN182];IF(ISTEXT([.F182]);[.AO182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83]);[.AK183];IF(ISTEXT([.C183]);[.AL183];IF(ISTEXT([.D183]);[.AM183];IF(ISTEXT([.E183]);[.AN183];IF(ISTEXT([.F183]);[.A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84]);[.AK184];IF(ISTEXT([.C184]);[.AL184];IF(ISTEXT([.D184]);[.AM184];IF(ISTEXT([.E184]);[.AN184];IF(ISTEXT([.F184]);[.A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85]);[.AK185];IF(ISTEXT([.C185]);[.AL185];IF(ISTEXT([.D185]);[.AM185];IF(ISTEXT([.E185]);[.AN185];IF(ISTEXT([.F185]);[.A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86]);[.AK186];IF(ISTEXT([.C186]);[.AL186];IF(ISTEXT([.D186]);[.AM186];IF(ISTEXT([.E186]);[.AN186];IF(ISTEXT([.F186]);[.A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87]);[.AK187];IF(ISTEXT([.C187]);[.AL187];IF(ISTEXT([.D187]);[.AM187];IF(ISTEXT([.E187]);[.AN187];IF(ISTEXT([.F187]);[.A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88]);[.AK188];IF(ISTEXT([.C188]);[.AL188];IF(ISTEXT([.D188]);[.AM188];IF(ISTEXT([.E188]);[.AN188];IF(ISTEXT([.F188]);[.A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89]);[.AK189];IF(ISTEXT([.C189]);[.AL189];IF(ISTEXT([.D189]);[.AM189];IF(ISTEXT([.E189]);[.AN189];IF(ISTEXT([.F189]);[.A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90]);[.AK190];IF(ISTEXT([.C190]);[.AL190];IF(ISTEXT([.D190]);[.AM190];IF(ISTEXT([.E190]);[.AN190];IF(ISTEXT([.F190]);[.A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91]);[.AK191];IF(ISTEXT([.C191]);[.AL191];IF(ISTEXT([.D191]);[.AM191];IF(ISTEXT([.E191]);[.AN191];IF(ISTEXT([.F191]);[.A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92]);[.AK192];IF(ISTEXT([.C192]);[.AL192];IF(ISTEXT([.D192]);[.AM192];IF(ISTEXT([.E192]);[.AN192];IF(ISTEXT([.F192]);[.A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93]);[.AK193];IF(ISTEXT([.C193]);[.AL193];IF(ISTEXT([.D193]);[.AM193];IF(ISTEXT([.E193]);[.AN193];IF(ISTEXT([.F193]);[.A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94]);[.AK194];IF(ISTEXT([.C194]);[.AL194];IF(ISTEXT([.D194]);[.AM194];IF(ISTEXT([.E194]);[.AN194];IF(ISTEXT([.F194]);[.A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95]);[.AK195];IF(ISTEXT([.C195]);[.AL195];IF(ISTEXT([.D195]);[.AM195];IF(ISTEXT([.E195]);[.AN195];IF(ISTEXT([.F195]);[.A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96]);[.AK196];IF(ISTEXT([.C196]);[.AL196];IF(ISTEXT([.D196]);[.AM196];IF(ISTEXT([.E196]);[.AN196];IF(ISTEXT([.F196]);[.A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97]);[.AK197];IF(ISTEXT([.C197]);[.AL197];IF(ISTEXT([.D197]);[.AM197];IF(ISTEXT([.E197]);[.AN197];IF(ISTEXT([.F197]);[.A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198]);[.AK198];IF(ISTEXT([.C198]);[.AL198];IF(ISTEXT([.D198]);[.AM198];IF(ISTEXT([.E198]);[.AN198];IF(ISTEXT([.F198]);[.A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199]);[.AK199];IF(ISTEXT([.C199]);[.AL199];IF(ISTEXT([.D199]);[.AM199];IF(ISTEXT([.E199]);[.AN199];IF(ISTEXT([.F199]);[.A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00]);[.AK200];IF(ISTEXT([.C200]);[.AL200];IF(ISTEXT([.D200]);[.AM200];IF(ISTEXT([.E200]);[.AN200];IF(ISTEXT([.F200]);[.AO200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01]);[.AK201];IF(ISTEXT([.C201]);[.AL201];IF(ISTEXT([.D201]);[.AM201];IF(ISTEXT([.E201]);[.AN201];IF(ISTEXT([.F201]);[.A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02]);[.AK202];IF(ISTEXT([.C202]);[.AL202];IF(ISTEXT([.D202]);[.AM202];IF(ISTEXT([.E202]);[.AN202];IF(ISTEXT([.F202]);[.A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03]);[.AK203];IF(ISTEXT([.C203]);[.AL203];IF(ISTEXT([.D203]);[.AM203];IF(ISTEXT([.E203]);[.AN203];IF(ISTEXT([.F203]);[.A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04]);[.AK204];IF(ISTEXT([.C204]);[.AL204];IF(ISTEXT([.D204]);[.AM204];IF(ISTEXT([.E204]);[.AN204];IF(ISTEXT([.F204]);[.A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05]);[.AK205];IF(ISTEXT([.C205]);[.AL205];IF(ISTEXT([.D205]);[.AM205];IF(ISTEXT([.E205]);[.AN205];IF(ISTEXT([.F205]);[.A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06]);[.AK206];IF(ISTEXT([.C206]);[.AL206];IF(ISTEXT([.D206]);[.AM206];IF(ISTEXT([.E206]);[.AN206];IF(ISTEXT([.F206]);[.A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07]);[.AK207];IF(ISTEXT([.C207]);[.AL207];IF(ISTEXT([.D207]);[.AM207];IF(ISTEXT([.E207]);[.AN207];IF(ISTEXT([.F207]);[.A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08]);[.AK208];IF(ISTEXT([.C208]);[.AL208];IF(ISTEXT([.D208]);[.AM208];IF(ISTEXT([.E208]);[.AN208];IF(ISTEXT([.F208]);[.A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09]);[.AK209];IF(ISTEXT([.C209]);[.AL209];IF(ISTEXT([.D209]);[.AM209];IF(ISTEXT([.E209]);[.AN209];IF(ISTEXT([.F209]);[.A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10]);[.AK210];IF(ISTEXT([.C210]);[.AL210];IF(ISTEXT([.D210]);[.AM210];IF(ISTEXT([.E210]);[.AN210];IF(ISTEXT([.F210]);[.A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11]);[.AK211];IF(ISTEXT([.C211]);[.AL211];IF(ISTEXT([.D211]);[.AM211];IF(ISTEXT([.E211]);[.AN211];IF(ISTEXT([.F211]);[.A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12]);[.AK212];IF(ISTEXT([.C212]);[.AL212];IF(ISTEXT([.D212]);[.AM212];IF(ISTEXT([.E212]);[.AN212];IF(ISTEXT([.F212]);[.A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13]);[.AK213];IF(ISTEXT([.C213]);[.AL213];IF(ISTEXT([.D213]);[.AM213];IF(ISTEXT([.E213]);[.AN213];IF(ISTEXT([.F213]);[.A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14]);[.AK214];IF(ISTEXT([.C214]);[.AL214];IF(ISTEXT([.D214]);[.AM214];IF(ISTEXT([.E214]);[.AN214];IF(ISTEXT([.F214]);[.A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15]);[.AK215];IF(ISTEXT([.C215]);[.AL215];IF(ISTEXT([.D215]);[.AM215];IF(ISTEXT([.E215]);[.AN215];IF(ISTEXT([.F215]);[.A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16]);[.AK216];IF(ISTEXT([.C216]);[.AL216];IF(ISTEXT([.D216]);[.AM216];IF(ISTEXT([.E216]);[.AN216];IF(ISTEXT([.F216]);[.A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17]);[.AK217];IF(ISTEXT([.C217]);[.AL217];IF(ISTEXT([.D217]);[.AM217];IF(ISTEXT([.E217]);[.AN217];IF(ISTEXT([.F217]);[.A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18]);[.AK218];IF(ISTEXT([.C218]);[.AL218];IF(ISTEXT([.D218]);[.AM218];IF(ISTEXT([.E218]);[.AN218];IF(ISTEXT([.F218]);[.A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19]);[.AK219];IF(ISTEXT([.C219]);[.AL219];IF(ISTEXT([.D219]);[.AM219];IF(ISTEXT([.E219]);[.AN219];IF(ISTEXT([.F219]);[.A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20]);[.AK220];IF(ISTEXT([.C220]);[.AL220];IF(ISTEXT([.D220]);[.AM220];IF(ISTEXT([.E220]);[.AN220];IF(ISTEXT([.F220]);[.A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21]);[.AK221];IF(ISTEXT([.C221]);[.AL221];IF(ISTEXT([.D221]);[.AM221];IF(ISTEXT([.E221]);[.AN221];IF(ISTEXT([.F221]);[.A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22]);[.AK222];IF(ISTEXT([.C222]);[.AL222];IF(ISTEXT([.D222]);[.AM222];IF(ISTEXT([.E222]);[.AN222];IF(ISTEXT([.F222]);[.A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23]);[.AK223];IF(ISTEXT([.C223]);[.AL223];IF(ISTEXT([.D223]);[.AM223];IF(ISTEXT([.E223]);[.AN223];IF(ISTEXT([.F223]);[.A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24]);[.AK224];IF(ISTEXT([.C224]);[.AL224];IF(ISTEXT([.D224]);[.AM224];IF(ISTEXT([.E224]);[.AN224];IF(ISTEXT([.F224]);[.A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25]);[.AK225];IF(ISTEXT([.C225]);[.AL225];IF(ISTEXT([.D225]);[.AM225];IF(ISTEXT([.E225]);[.AN225];IF(ISTEXT([.F225]);[.A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26]);[.AK226];IF(ISTEXT([.C226]);[.AL226];IF(ISTEXT([.D226]);[.AM226];IF(ISTEXT([.E226]);[.AN226];IF(ISTEXT([.F226]);[.A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27]);[.AK227];IF(ISTEXT([.C227]);[.AL227];IF(ISTEXT([.D227]);[.AM227];IF(ISTEXT([.E227]);[.AN227];IF(ISTEXT([.F227]);[.A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28]);[.AK228];IF(ISTEXT([.C228]);[.AL228];IF(ISTEXT([.D228]);[.AM228];IF(ISTEXT([.E228]);[.AN228];IF(ISTEXT([.F228]);[.A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29]);[.AK229];IF(ISTEXT([.C229]);[.AL229];IF(ISTEXT([.D229]);[.AM229];IF(ISTEXT([.E229]);[.AN229];IF(ISTEXT([.F229]);[.A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30]);[.AK230];IF(ISTEXT([.C230]);[.AL230];IF(ISTEXT([.D230]);[.AM230];IF(ISTEXT([.E230]);[.AN230];IF(ISTEXT([.F230]);[.A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31]);[.AK231];IF(ISTEXT([.C231]);[.AL231];IF(ISTEXT([.D231]);[.AM231];IF(ISTEXT([.E231]);[.AN231];IF(ISTEXT([.F231]);[.A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32]);[.AK232];IF(ISTEXT([.C232]);[.AL232];IF(ISTEXT([.D232]);[.AM232];IF(ISTEXT([.E232]);[.AN232];IF(ISTEXT([.F232]);[.A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33]);[.AK233];IF(ISTEXT([.C233]);[.AL233];IF(ISTEXT([.D233]);[.AM233];IF(ISTEXT([.E233]);[.AN233];IF(ISTEXT([.F233]);[.A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34]);[.AK234];IF(ISTEXT([.C234]);[.AL234];IF(ISTEXT([.D234]);[.AM234];IF(ISTEXT([.E234]);[.AN234];IF(ISTEXT([.F234]);[.A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35]);[.AK235];IF(ISTEXT([.C235]);[.AL235];IF(ISTEXT([.D235]);[.AM235];IF(ISTEXT([.E235]);[.AN235];IF(ISTEXT([.F235]);[.A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36]);[.AK236];IF(ISTEXT([.C236]);[.AL236];IF(ISTEXT([.D236]);[.AM236];IF(ISTEXT([.E236]);[.AN236];IF(ISTEXT([.F236]);[.A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37]);[.AK237];IF(ISTEXT([.C237]);[.AL237];IF(ISTEXT([.D237]);[.AM237];IF(ISTEXT([.E237]);[.AN237];IF(ISTEXT([.F237]);[.A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38]);[.AK238];IF(ISTEXT([.C238]);[.AL238];IF(ISTEXT([.D238]);[.AM238];IF(ISTEXT([.E238]);[.AN238];IF(ISTEXT([.F238]);[.A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39]);[.AK239];IF(ISTEXT([.C239]);[.AL239];IF(ISTEXT([.D239]);[.AM239];IF(ISTEXT([.E239]);[.AN239];IF(ISTEXT([.F239]);[.A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40]);[.AK240];IF(ISTEXT([.C240]);[.AL240];IF(ISTEXT([.D240]);[.AM240];IF(ISTEXT([.E240]);[.AN240];IF(ISTEXT([.F240]);[.A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41]);[.AK241];IF(ISTEXT([.C241]);[.AL241];IF(ISTEXT([.D241]);[.AM241];IF(ISTEXT([.E241]);[.AN241];IF(ISTEXT([.F241]);[.A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42]);[.AK242];IF(ISTEXT([.C242]);[.AL242];IF(ISTEXT([.D242]);[.AM242];IF(ISTEXT([.E242]);[.AN242];IF(ISTEXT([.F242]);[.A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43]);[.AK243];IF(ISTEXT([.C243]);[.AL243];IF(ISTEXT([.D243]);[.AM243];IF(ISTEXT([.E243]);[.AN243];IF(ISTEXT([.F243]);[.A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44]);[.AK244];IF(ISTEXT([.C244]);[.AL244];IF(ISTEXT([.D244]);[.AM244];IF(ISTEXT([.E244]);[.AN244];IF(ISTEXT([.F244]);[.A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45]);[.AK245];IF(ISTEXT([.C245]);[.AL245];IF(ISTEXT([.D245]);[.AM245];IF(ISTEXT([.E245]);[.AN245];IF(ISTEXT([.F245]);[.A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46]);[.AK246];IF(ISTEXT([.C246]);[.AL246];IF(ISTEXT([.D246]);[.AM246];IF(ISTEXT([.E246]);[.AN246];IF(ISTEXT([.F246]);[.A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47]);[.AK247];IF(ISTEXT([.C247]);[.AL247];IF(ISTEXT([.D247]);[.AM247];IF(ISTEXT([.E247]);[.AN247];IF(ISTEXT([.F247]);[.A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48]);[.AK248];IF(ISTEXT([.C248]);[.AL248];IF(ISTEXT([.D248]);[.AM248];IF(ISTEXT([.E248]);[.AN248];IF(ISTEXT([.F248]);[.A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49]);[.AK249];IF(ISTEXT([.C249]);[.AL249];IF(ISTEXT([.D249]);[.AM249];IF(ISTEXT([.E249]);[.AN249];IF(ISTEXT([.F249]);[.A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50]);[.AK250];IF(ISTEXT([.C250]);[.AL250];IF(ISTEXT([.D250]);[.AM250];IF(ISTEXT([.E250]);[.AN250];IF(ISTEXT([.F250]);[.A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51]);[.AK251];IF(ISTEXT([.C251]);[.AL251];IF(ISTEXT([.D251]);[.AM251];IF(ISTEXT([.E251]);[.AN251];IF(ISTEXT([.F251]);[.A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52]);[.AK252];IF(ISTEXT([.C252]);[.AL252];IF(ISTEXT([.D252]);[.AM252];IF(ISTEXT([.E252]);[.AN252];IF(ISTEXT([.F252]);[.A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53]);[.AK253];IF(ISTEXT([.C253]);[.AL253];IF(ISTEXT([.D253]);[.AM253];IF(ISTEXT([.E253]);[.AN253];IF(ISTEXT([.F253]);[.A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54]);[.AK254];IF(ISTEXT([.C254]);[.AL254];IF(ISTEXT([.D254]);[.AM254];IF(ISTEXT([.E254]);[.AN254];IF(ISTEXT([.F254]);[.A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55]);[.AK255];IF(ISTEXT([.C255]);[.AL255];IF(ISTEXT([.D255]);[.AM255];IF(ISTEXT([.E255]);[.AN255];IF(ISTEXT([.F255]);[.A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56]);[.AK256];IF(ISTEXT([.C256]);[.AL256];IF(ISTEXT([.D256]);[.AM256];IF(ISTEXT([.E256]);[.AN256];IF(ISTEXT([.F256]);[.A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57]);[.AK257];IF(ISTEXT([.C257]);[.AL257];IF(ISTEXT([.D257]);[.AM257];IF(ISTEXT([.E257]);[.AN257];IF(ISTEXT([.F257]);[.AO2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58]);[.AK258];IF(ISTEXT([.C258]);[.AL258];IF(ISTEXT([.D258]);[.AM258];IF(ISTEXT([.E258]);[.AN258];IF(ISTEXT([.F258]);[.A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59]);[.AK259];IF(ISTEXT([.C259]);[.AL259];IF(ISTEXT([.D259]);[.AM259];IF(ISTEXT([.E259]);[.AN259];IF(ISTEXT([.F259]);[.A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60]);[.AK260];IF(ISTEXT([.C260]);[.AL260];IF(ISTEXT([.D260]);[.AM260];IF(ISTEXT([.E260]);[.AN260];IF(ISTEXT([.F260]);[.A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61]);[.AK261];IF(ISTEXT([.C261]);[.AL261];IF(ISTEXT([.D261]);[.AM261];IF(ISTEXT([.E261]);[.AN261];IF(ISTEXT([.F261]);[.A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62]);[.AK262];IF(ISTEXT([.C262]);[.AL262];IF(ISTEXT([.D262]);[.AM262];IF(ISTEXT([.E262]);[.AN262];IF(ISTEXT([.F262]);[.A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63]);[.AK263];IF(ISTEXT([.C263]);[.AL263];IF(ISTEXT([.D263]);[.AM263];IF(ISTEXT([.E263]);[.AN263];IF(ISTEXT([.F263]);[.A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64]);[.AK264];IF(ISTEXT([.C264]);[.AL264];IF(ISTEXT([.D264]);[.AM264];IF(ISTEXT([.E264]);[.AN264];IF(ISTEXT([.F264]);[.A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65]);[.AK265];IF(ISTEXT([.C265]);[.AL265];IF(ISTEXT([.D265]);[.AM265];IF(ISTEXT([.E265]);[.AN265];IF(ISTEXT([.F265]);[.A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66]);[.AK266];IF(ISTEXT([.C266]);[.AL266];IF(ISTEXT([.D266]);[.AM266];IF(ISTEXT([.E266]);[.AN266];IF(ISTEXT([.F266]);[.A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67]);[.AK267];IF(ISTEXT([.C267]);[.AL267];IF(ISTEXT([.D267]);[.AM267];IF(ISTEXT([.E267]);[.AN267];IF(ISTEXT([.F267]);[.A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68]);[.AK268];IF(ISTEXT([.C268]);[.AL268];IF(ISTEXT([.D268]);[.AM268];IF(ISTEXT([.E268]);[.AN268];IF(ISTEXT([.F268]);[.A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69]);[.AK269];IF(ISTEXT([.C269]);[.AL269];IF(ISTEXT([.D269]);[.AM269];IF(ISTEXT([.E269]);[.AN269];IF(ISTEXT([.F269]);[.AO269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70]);[.AK270];IF(ISTEXT([.C270]);[.AL270];IF(ISTEXT([.D270]);[.AM270];IF(ISTEXT([.E270]);[.AN270];IF(ISTEXT([.F270]);[.A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71]);[.AK271];IF(ISTEXT([.C271]);[.AL271];IF(ISTEXT([.D271]);[.AM271];IF(ISTEXT([.E271]);[.AN271];IF(ISTEXT([.F271]);[.A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72]);[.AK272];IF(ISTEXT([.C272]);[.AL272];IF(ISTEXT([.D272]);[.AM272];IF(ISTEXT([.E272]);[.AN272];IF(ISTEXT([.F272]);[.A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73]);[.AK273];IF(ISTEXT([.C273]);[.AL273];IF(ISTEXT([.D273]);[.AM273];IF(ISTEXT([.E273]);[.AN273];IF(ISTEXT([.F273]);[.A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74]);[.AK274];IF(ISTEXT([.C274]);[.AL274];IF(ISTEXT([.D274]);[.AM274];IF(ISTEXT([.E274]);[.AN274];IF(ISTEXT([.F274]);[.A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75]);[.AK275];IF(ISTEXT([.C275]);[.AL275];IF(ISTEXT([.D275]);[.AM275];IF(ISTEXT([.E275]);[.AN275];IF(ISTEXT([.F275]);[.A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76]);[.AK276];IF(ISTEXT([.C276]);[.AL276];IF(ISTEXT([.D276]);[.AM276];IF(ISTEXT([.E276]);[.AN276];IF(ISTEXT([.F276]);[.A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77]);[.AK277];IF(ISTEXT([.C277]);[.AL277];IF(ISTEXT([.D277]);[.AM277];IF(ISTEXT([.E277]);[.AN277];IF(ISTEXT([.F277]);[.A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78]);[.AK278];IF(ISTEXT([.C278]);[.AL278];IF(ISTEXT([.D278]);[.AM278];IF(ISTEXT([.E278]);[.AN278];IF(ISTEXT([.F278]);[.A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79]);[.AK279];IF(ISTEXT([.C279]);[.AL279];IF(ISTEXT([.D279]);[.AM279];IF(ISTEXT([.E279]);[.AN279];IF(ISTEXT([.F279]);[.A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80]);[.AK280];IF(ISTEXT([.C280]);[.AL280];IF(ISTEXT([.D280]);[.AM280];IF(ISTEXT([.E280]);[.AN280];IF(ISTEXT([.F280]);[.A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81]);[.AK281];IF(ISTEXT([.C281]);[.AL281];IF(ISTEXT([.D281]);[.AM281];IF(ISTEXT([.E281]);[.AN281];IF(ISTEXT([.F281]);[.A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82]);[.AK282];IF(ISTEXT([.C282]);[.AL282];IF(ISTEXT([.D282]);[.AM282];IF(ISTEXT([.E282]);[.AN282];IF(ISTEXT([.F282]);[.A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83]);[.AK283];IF(ISTEXT([.C283]);[.AL283];IF(ISTEXT([.D283]);[.AM283];IF(ISTEXT([.E283]);[.AN283];IF(ISTEXT([.F283]);[.A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84]);[.AK284];IF(ISTEXT([.C284]);[.AL284];IF(ISTEXT([.D284]);[.AM284];IF(ISTEXT([.E284]);[.AN284];IF(ISTEXT([.F284]);[.A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85]);[.AK285];IF(ISTEXT([.C285]);[.AL285];IF(ISTEXT([.D285]);[.AM285];IF(ISTEXT([.E285]);[.AN285];IF(ISTEXT([.F285]);[.A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86]);[.AK286];IF(ISTEXT([.C286]);[.AL286];IF(ISTEXT([.D286]);[.AM286];IF(ISTEXT([.E286]);[.AN286];IF(ISTEXT([.F286]);[.A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87]);[.AK287];IF(ISTEXT([.C287]);[.AL287];IF(ISTEXT([.D287]);[.AM287];IF(ISTEXT([.E287]);[.AN287];IF(ISTEXT([.F287]);[.A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88]);[.AK288];IF(ISTEXT([.C288]);[.AL288];IF(ISTEXT([.D288]);[.AM288];IF(ISTEXT([.E288]);[.AN288];IF(ISTEXT([.F288]);[.A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89]);[.AK289];IF(ISTEXT([.C289]);[.AL289];IF(ISTEXT([.D289]);[.AM289];IF(ISTEXT([.E289]);[.AN289];IF(ISTEXT([.F289]);[.A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90]);[.AK290];IF(ISTEXT([.C290]);[.AL290];IF(ISTEXT([.D290]);[.AM290];IF(ISTEXT([.E290]);[.AN290];IF(ISTEXT([.F290]);[.A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91]);[.AK291];IF(ISTEXT([.C291]);[.AL291];IF(ISTEXT([.D291]);[.AM291];IF(ISTEXT([.E291]);[.AN291];IF(ISTEXT([.F291]);[.A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92]);[.AK292];IF(ISTEXT([.C292]);[.AL292];IF(ISTEXT([.D292]);[.AM292];IF(ISTEXT([.E292]);[.AN292];IF(ISTEXT([.F292]);[.A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93]);[.AK293];IF(ISTEXT([.C293]);[.AL293];IF(ISTEXT([.D293]);[.AM293];IF(ISTEXT([.E293]);[.AN293];IF(ISTEXT([.F293]);[.A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94]);[.AK294];IF(ISTEXT([.C294]);[.AL294];IF(ISTEXT([.D294]);[.AM294];IF(ISTEXT([.E294]);[.AN294];IF(ISTEXT([.F294]);[.A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95]);[.AK295];IF(ISTEXT([.C295]);[.AL295];IF(ISTEXT([.D295]);[.AM295];IF(ISTEXT([.E295]);[.AN295];IF(ISTEXT([.F295]);[.A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296]);[.AK296];IF(ISTEXT([.C296]);[.AL296];IF(ISTEXT([.D296]);[.AM296];IF(ISTEXT([.E296]);[.AN296];IF(ISTEXT([.F296]);[.A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97]);[.AK297];IF(ISTEXT([.C297]);[.AL297];IF(ISTEXT([.D297]);[.AM297];IF(ISTEXT([.E297]);[.AN297];IF(ISTEXT([.F297]);[.A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98]);[.AK298];IF(ISTEXT([.C298]);[.AL298];IF(ISTEXT([.D298]);[.AM298];IF(ISTEXT([.E298]);[.AN298];IF(ISTEXT([.F298]);[.A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299]);[.AK299];IF(ISTEXT([.C299]);[.AL299];IF(ISTEXT([.D299]);[.AM299];IF(ISTEXT([.E299]);[.AN299];IF(ISTEXT([.F299]);[.A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300]);[.AK300];IF(ISTEXT([.C300]);[.AL300];IF(ISTEXT([.D300]);[.AM300];IF(ISTEXT([.E300]);[.AN300];IF(ISTEXT([.F300]);[.A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301]);[.AK301];IF(ISTEXT([.C301]);[.AL301];IF(ISTEXT([.D301]);[.AM301];IF(ISTEXT([.E301]);[.AN301];IF(ISTEXT([.F301]);[.A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302]);[.AK302];IF(ISTEXT([.C302]);[.AL302];IF(ISTEXT([.D302]);[.AM302];IF(ISTEXT([.E302]);[.AN302];IF(ISTEXT([.F302]);[.A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IF(ISTEXT([.B303]);[.AK303];IF(ISTEXT([.C303]);[.AL303];IF(ISTEXT([.D303]);[.AM303];IF(ISTEXT([.E303]);[.AN303];IF(ISTEXT([.F303]);[.A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IF(ISTEXT([.B304]);[.AK304];IF(ISTEXT([.C304]);[.AL304];IF(ISTEXT([.D304]);[.AM304];IF(ISTEXT([.E304]);[.AN304];IF(ISTEXT([.F304]);[.A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5"/>
          <table:table-cell office:value-type="string" calcext:value-type="string">
            <text:p>|</text:p>
          </table:table-cell>
          <table:table-cell/>
          <table:table-cell table:style-name="ce45" table:number-columns-repeated="6"/>
          <table:table-cell table:style-name="ce70" table:number-columns-repeated="2"/>
          <table:table-cell table:number-columns-repeated="26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 table:number-columns-repeated="27"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5"/>
          <table:covered-table-cell table:number-columns-repeated="2"/>
          <table:covered-table-cell table:number-columns-repeated="6" table:style-name="ce45"/>
          <table:covered-table-cell table:style-name="ce61"/>
          <table:covered-table-cell/>
          <table:table-cell table:number-columns-repeated="26"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 table:number-columns-repeated="27"/>
        </table:table-row>
        <table:table-row table:style-name="ro5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 table:number-columns-repeated="27"/>
        </table:table-row>
        <table:table-row table:style-name="ro4" table:number-rows-repeated="7">
          <table:table-cell table:number-columns-repeated="14"/>
          <table:table-cell table:style-name="ce8"/>
          <table:table-cell table:number-columns-repeated="27"/>
        </table:table-row>
        <table:table-row table:style-name="ro4" table:number-rows-repeated="33">
          <table:table-cell table:number-columns-repeated="42"/>
        </table:table-row>
        <table:table-row table:style-name="ro4">
          <table:table-cell/>
          <table:table-cell table:style-name="ce25"/>
          <table:table-cell table:number-columns-repeated="40"/>
        </table:table-row>
        <table:table-row table:style-name="ro4" table:number-rows-repeated="7">
          <table:table-cell table:number-columns-repeated="42"/>
        </table:table-row>
        <table:table-row table:style-name="ro4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4" table:number-rows-repeated="39">
          <table:table-cell table:number-columns-repeated="42"/>
        </table:table-row>
        <table:table-row table:style-name="ro4">
          <table:table-cell table:style-name="ce33"/>
          <table:table-cell table:style-name="ce45" table:number-columns-repeated="4"/>
          <table:table-cell table:number-columns-repeated="37"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3" office:value-type="string" calcext:value-type="string">
            <text:p>Raw</text:p>
          </table:table-cell>
          <table:table-cell table:style-name="ce43" office:value-type="string" calcext:value-type="string">
            <text:p>Percent</text:p>
          </table:table-cell>
          <table:table-cell table:style-name="ce43" office:value-type="string" calcext:value-type="string">
            <text:p>Meaning</text:p>
          </table:table-cell>
          <table:table-cell table:number-columns-repeated="36"/>
        </table:table-row>
        <table:table-row table:style-name="ro6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0" calcext:value-type="float">
            <text:p>0</text:p>
          </table:table-cell>
          <table:table-cell table:style-name="ce31" table:formula="of:=QUOTIENT(PRODUCT(ORG.LIBREOFFICE.RAWSUBTRACT([.D402];60);5);12)" office:value-type="float" office:value="-25" calcext:value-type="float">
            <text:p>-25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0" office:value-type="string" calcext:value-type="string" table:number-columns-spanned="2" table:number-rows-spanned="1">
            <text:p>Anger</text:p>
          </table:table-cell>
          <table:covered-table-cell table:style-name="ce56"/>
          <table:table-cell table:style-name="ce5" table:formula="of:=SUM([.AP27]+[.AP48]+[.AP97]+[.AP133]+[.AP168]+[.AP193]+[.AP214]+[.AP228]+[.AP261]+[.AP300])" office:value-type="float" office:value="0" calcext:value-type="float">
            <text:p>0</text:p>
          </table:table-cell>
          <table:table-cell table:style-name="ce5" table:formula="of:=QUOTIENT(PRODUCT(5;ORG.LIBREOFFICE.RAWSUBTRACT( [.D403];10));2)" office:value-type="float" office:value="-25" calcext:value-type="float">
            <text:p>-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0" office:value-type="string" calcext:value-type="string" table:number-columns-spanned="2" table:number-rows-spanned="1">
            <text:p>Anxiety</text:p>
          </table:table-cell>
          <table:covered-table-cell table:style-name="ce56"/>
          <table:table-cell table:style-name="ce5" table:formula="of:=SUM([.AP14]+[.AP40]+[.AP67]+[.AP102]+[.AP130]+[.AP180]+[.AP202]+[.AP236]+[.AP262]+[.AP288])" office:value-type="float" office:value="0" calcext:value-type="float">
            <text:p>0</text:p>
          </table:table-cell>
          <table:table-cell table:style-name="ce5" table:formula="of:=QUOTIENT(PRODUCT(5;ORG.LIBREOFFICE.RAWSUBTRACT( [.D404];10));2)" office:value-type="float" office:value="-25" calcext:value-type="float">
            <text:p>-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0" office:value-type="string" calcext:value-type="string" table:number-columns-spanned="2" table:number-rows-spanned="1">
            <text:p>Depression</text:p>
          </table:table-cell>
          <table:covered-table-cell table:style-name="ce56"/>
          <table:table-cell table:style-name="ce5" table:formula="of:=SUM([.AP11]+[.AP30]+[.AP78]+[.AP132]+[.AP166]+[.AP196]+[.AP209]+[.AP225]+[.AP246]+[.AP281])" office:value-type="float" office:value="0" calcext:value-type="float">
            <text:p>0</text:p>
          </table:table-cell>
          <table:table-cell table:style-name="ce5" table:formula="of:=QUOTIENT(PRODUCT(5;ORG.LIBREOFFICE.RAWSUBTRACT( [.D405];10));2)" office:value-type="float" office:value="-25" calcext:value-type="float">
            <text:p>-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0" office:value-type="string" calcext:value-type="string" table:number-columns-spanned="2" table:number-rows-spanned="1">
            <text:p>Immoderation</text:p>
          </table:table-cell>
          <table:covered-table-cell table:style-name="ce56"/>
          <table:table-cell table:style-name="ce5" table:formula="of:=SUM([.AP12]+[.AP49]+[.AP73]+[.AP88]+[.AP111]+[.AP145]+[.AP159]+[.AP204]+[.AP280]+[.AP254])" office:value-type="float" office:value="0" calcext:value-type="float">
            <text:p>0</text:p>
          </table:table-cell>
          <table:table-cell table:style-name="ce5" table:formula="of:=QUOTIENT(PRODUCT(5;ORG.LIBREOFFICE.RAWSUBTRACT( [.D406];10));2)" office:value-type="float" office:value="-25" calcext:value-type="float">
            <text:p>-2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0" calcext:value-type="float">
            <text:p>0</text:p>
          </table:table-cell>
          <table:table-cell table:style-name="ce5" table:formula="of:=QUOTIENT(PRODUCT(5;ORG.LIBREOFFICE.RAWSUBTRACT( [.D407];10));2)" office:value-type="float" office:value="-25" calcext:value-type="float">
            <text:p>-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Vulnerability</text:p>
          </table:table-cell>
          <table:covered-table-cell table:style-name="ce56"/>
          <table:table-cell table:style-name="ce5" table:formula="of:=SUM([.AP7]+[.AP24]+[.AP57]+[.AP71]+[.AP192]+[.AP208]+[.AP218]+[.AP251]+[.AP290]+[.AP302])" office:value-type="float" office:value="0" calcext:value-type="float">
            <text:p>0</text:p>
          </table:table-cell>
          <table:table-cell table:style-name="ce5" table:formula="of:=QUOTIENT(PRODUCT(5;ORG.LIBREOFFICE.RAWSUBTRACT( [.D408];10));2)" office:value-type="float" office:value="-25" calcext:value-type="float">
            <text:p>-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/>
          <table:table-cell table:style-name="ce56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0" calcext:value-type="float">
            <text:p>0</text:p>
          </table:table-cell>
          <table:table-cell table:style-name="ce31" table:formula="of:=QUOTIENT(PRODUCT(ORG.LIBREOFFICE.RAWSUBTRACT([.D410];60);5);12)" office:value-type="float" office:value="-25" calcext:value-type="float">
            <text:p>-2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ctivity-Level</text:p>
          </table:table-cell>
          <table:covered-table-cell table:style-name="ce56"/>
          <table:table-cell table:style-name="ce5" table:formula="of:=SUM([.AP18]+[.AP50]+[.AP80]+[.AP96]+[.AP112]+[.AP129]+[.AP171]+[.AP212]+[.AP260]+[.AP287])" office:value-type="float" office:value="0" calcext:value-type="float">
            <text:p>0</text:p>
          </table:table-cell>
          <table:table-cell table:style-name="ce5" table:formula="of:=QUOTIENT(PRODUCT(5;ORG.LIBREOFFICE.RAWSUBTRACT( [.D411];10));2)" office:value-type="float" office:value="-25" calcext:value-type="float">
            <text:p>-2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ssertiveness</text:p>
          </table:table-cell>
          <table:covered-table-cell table:style-name="ce56"/>
          <table:table-cell table:style-name="ce5" table:formula="of:=SUM([.AP55]+[.AP72]+[.AP86]+[.AP106]+[.AP122]+[.AP136]+[.AP182]+[.AP220]+[.AP268]+[.AP285])" office:value-type="float" office:value="0" calcext:value-type="float">
            <text:p>0</text:p>
          </table:table-cell>
          <table:table-cell table:style-name="ce5" table:formula="of:=QUOTIENT(PRODUCT(5;ORG.LIBREOFFICE.RAWSUBTRACT( [.D412];10));2)" office:value-type="float" office:value="-25" calcext:value-type="float">
            <text:p>-2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Cheerfulness</text:p>
          </table:table-cell>
          <table:covered-table-cell table:style-name="ce56"/>
          <table:table-cell table:style-name="ce5" table:formula="of:=SUM([.AP5]+[.AP38]+[.AP69]+[.AP84]+[.AP104]+[.AP135]+[.AP151]+[.AP223]+[.AP245]+[.AP264])" office:value-type="float" office:value="0" calcext:value-type="float">
            <text:p>0</text:p>
          </table:table-cell>
          <table:table-cell table:style-name="ce5" table:formula="of:=QUOTIENT(PRODUCT(5;ORG.LIBREOFFICE.RAWSUBTRACT( [.D413];10));2)" office:value-type="float" office:value="-25" calcext:value-type="float">
            <text:p>-2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Excitement-Seeking</text:p>
          </table:table-cell>
          <table:covered-table-cell table:style-name="ce56"/>
          <table:table-cell table:style-name="ce5" table:formula="of:=SUM([.AP13]+[.AP32]+[.AP53]+[.AP94]+[.AP150]+[.AP179]+[.AP213]+[.AP227]+[.AP270]+[.AP296])" office:value-type="float" office:value="0" calcext:value-type="float">
            <text:p>0</text:p>
          </table:table-cell>
          <table:table-cell table:style-name="ce5" table:formula="of:=QUOTIENT(PRODUCT(5;ORG.LIBREOFFICE.RAWSUBTRACT( [.D414];10));2)" office:value-type="float" office:value="-25" calcext:value-type="float">
            <text:p>-2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Friendliness</text:p>
          </table:table-cell>
          <table:covered-table-cell table:style-name="ce56"/>
          <table:table-cell table:style-name="ce5" table:formula="of:=SUM([.AP26]+[.AP47]+[.AP64]+[.AP87]+[.AP140]+[.AP153]+[.AP188]+[.AP250]+[.AP269]+[.AP289])" office:value-type="float" office:value="0" calcext:value-type="float">
            <text:p>0</text:p>
          </table:table-cell>
          <table:table-cell table:style-name="ce5" table:formula="of:=QUOTIENT(PRODUCT(5;ORG.LIBREOFFICE.RAWSUBTRACT( [.D415];10));2)" office:value-type="float" office:value="-25" calcext:value-type="float">
            <text:p>-2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Gregariousness</text:p>
          </table:table-cell>
          <table:covered-table-cell table:style-name="ce56"/>
          <table:table-cell table:style-name="ce5" table:formula="of:=SUM([.AP25]+[.AP61]+[.AP113]+[.AP147]+[.AP164]+[.AP187]+[.AP211]+[.AP243]+[.AP272]+[.AP292])" office:value-type="float" office:value="0" calcext:value-type="float">
            <text:p>0</text:p>
          </table:table-cell>
          <table:table-cell table:style-name="ce5" table:formula="of:=QUOTIENT(PRODUCT(5;ORG.LIBREOFFICE.RAWSUBTRACT( [.D416];10));2)" office:value-type="float" office:value="-25" calcext:value-type="float">
            <text:p>-2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/>
          <table:table-cell table:style-name="ce56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6">
          <table:table-cell table:style-name="ce12" office:value-type="string" calcext:value-type="string">
            <text:p>Openness </text:p>
          </table:table-cell>
          <table:table-cell table:style-name="ce52" table:number-columns-spanned="2" table:number-rows-spanned="1"/>
          <table:covered-table-cell table:style-name="ce52"/>
          <table:table-cell table:style-name="ce32" table:formula="of:=SUM([.D419:.D424])" office:value-type="float" office:value="0" calcext:value-type="float">
            <text:p>0</text:p>
          </table:table-cell>
          <table:table-cell table:style-name="ce31" table:formula="of:=QUOTIENT(PRODUCT(ORG.LIBREOFFICE.RAWSUBTRACT([.D418];60);5);12)" office:value-type="float" office:value="-25" calcext:value-type="float">
            <text:p>-25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dventurousness</text:p>
          </table:table-cell>
          <table:covered-table-cell table:style-name="ce56"/>
          <table:table-cell table:style-name="ce5" table:formula="of:=SUM([.AP28]+[.AP45]+[.AP103]+[.AP120]+[.AP137]+[.AP152]+[.AP173]+[.AP221]+[.AP248]+[.AP294])" office:value-type="float" office:value="0" calcext:value-type="float">
            <text:p>0</text:p>
          </table:table-cell>
          <table:table-cell table:style-name="ce5" table:formula="of:=QUOTIENT(PRODUCT(5;ORG.LIBREOFFICE.RAWSUBTRACT( [.D419];10));2)" office:value-type="float" office:value="-25" calcext:value-type="float">
            <text:p>-2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esthetic Appreciation</text:p>
          </table:table-cell>
          <table:covered-table-cell table:style-name="ce56"/>
          <table:table-cell table:style-name="ce5" table:formula="of:=SUM([.AP22]+[.AP52]+[.AP98]+[.AP126]+[.AP144]+[.AP176]+[.AP195]+[.AP226]+[.AP252]+[.AP265])" office:value-type="float" office:value="0" calcext:value-type="float">
            <text:p>0</text:p>
          </table:table-cell>
          <table:table-cell table:style-name="ce5" table:formula="of:=QUOTIENT(PRODUCT(5;ORG.LIBREOFFICE.RAWSUBTRACT( [.D420];10));2)" office:value-type="float" office:value="-25" calcext:value-type="float">
            <text:p>-2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Emotionality</text:p>
          </table:table-cell>
          <table:covered-table-cell table:style-name="ce56"/>
          <table:table-cell table:style-name="ce5" table:formula="of:=SUM([.AP29]+[.AP59]+[.AP105]+[.AP124]+[.AP148]+[.AP181]+[.AP200]+[.AP219]+[.AP233]+[.AP244])" office:value-type="float" office:value="0" calcext:value-type="float">
            <text:p>0</text:p>
          </table:table-cell>
          <table:table-cell table:style-name="ce5" table:formula="of:=QUOTIENT(PRODUCT(5;ORG.LIBREOFFICE.RAWSUBTRACT( [.D421];10));2)" office:value-type="float" office:value="-25" calcext:value-type="float">
            <text:p>-2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Imagination</text:p>
          </table:table-cell>
          <table:covered-table-cell table:style-name="ce56"/>
          <table:table-cell table:style-name="ce5" table:formula="of:=SUM([.AP41]+[.AP77]+[.AP114]+[.AP158]+[.AP186]+[.AP206]+[.AP224]+[.AP258]+[.AP275]+[.AP293])" office:value-type="float" office:value="0" calcext:value-type="float">
            <text:p>0</text:p>
          </table:table-cell>
          <table:table-cell table:style-name="ce5" table:formula="of:=QUOTIENT(PRODUCT(5;ORG.LIBREOFFICE.RAWSUBTRACT( [.D422];10));2)" office:value-type="float" office:value="-25" calcext:value-type="float">
            <text:p>-2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Intellect</text:p>
          </table:table-cell>
          <table:covered-table-cell table:style-name="ce56"/>
          <table:table-cell table:style-name="ce5" table:formula="of:=SUM([.AP16]+[.AP44]+[.AP66]+[.AP110]+[.AP143]+[.AP163]+[.AP199]+[.AP232]+[.AP256]+[.AP282])" office:value-type="float" office:value="0" calcext:value-type="float">
            <text:p>0</text:p>
          </table:table-cell>
          <table:table-cell table:style-name="ce5" table:formula="of:=QUOTIENT(PRODUCT(5;ORG.LIBREOFFICE.RAWSUBTRACT( [.D423];10));2)" office:value-type="float" office:value="-25" calcext:value-type="float">
            <text:p>-2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Liberalism</text:p>
          </table:table-cell>
          <table:covered-table-cell table:style-name="ce56"/>
          <table:table-cell table:style-name="ce5" table:formula="of:=SUM([.AP6]+[.AP37]+[.AP60]+[.AP99]+[.AP116]+[.AP160]+[.AP210]+[.AP240]+[.AP274]+[.AP301])" office:value-type="float" office:value="0" calcext:value-type="float">
            <text:p>0</text:p>
          </table:table-cell>
          <table:table-cell table:style-name="ce5" table:formula="of:=QUOTIENT(PRODUCT(5;ORG.LIBREOFFICE.RAWSUBTRACT( [.D424];10));2)" office:value-type="float" office:value="-25" calcext:value-type="float">
            <text:p>-2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4"/>
          <table:table-cell table:style-name="ce50"/>
          <table:table-cell table:style-name="ce56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2"/>
          <table:table-cell table:style-name="ce32" table:formula="of:=SUM([.D427:.D432])" office:value-type="float" office:value="0" calcext:value-type="float">
            <text:p>0</text:p>
          </table:table-cell>
          <table:table-cell table:style-name="ce31" table:formula="of:=QUOTIENT(PRODUCT(ORG.LIBREOFFICE.RAWSUBTRACT([.D426];60);5);12)" office:value-type="float" office:value="-25" calcext:value-type="float">
            <text:p>-2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ltruism</text:p>
          </table:table-cell>
          <table:covered-table-cell table:style-name="ce56"/>
          <table:table-cell table:style-name="ce5" table:formula="of:=SUM([.AP15]+[.AP34]+[.AP56]+[.AP74]+[.AP90]+[.AP146]+[.AP177]+[.AP198]+[.AP239]+[.AP291])" office:value-type="float" office:value="0" calcext:value-type="float">
            <text:p>0</text:p>
          </table:table-cell>
          <table:table-cell table:style-name="ce5" table:formula="of:=QUOTIENT(PRODUCT(5;ORG.LIBREOFFICE.RAWSUBTRACT( [.D427];10));2)" office:value-type="float" office:value="-25" calcext:value-type="float">
            <text:p>-2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Cooperation</text:p>
          </table:table-cell>
          <table:covered-table-cell table:style-name="ce56"/>
          <table:table-cell table:style-name="ce5" table:formula="of:=SUM([.AP51]+[.AP76]+[.AP101]+[.AP123]+[.AP142]+[.AP170]+[.AP184]+[.AP231]+[.AP249]+[.AP276])" office:value-type="float" office:value="0" calcext:value-type="float">
            <text:p>0</text:p>
          </table:table-cell>
          <table:table-cell table:style-name="ce5" table:formula="of:=QUOTIENT(PRODUCT(5;ORG.LIBREOFFICE.RAWSUBTRACT( [.D428];10));2)" office:value-type="float" office:value="-25" calcext:value-type="float">
            <text:p>-2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Modesty/Humility</text:p>
          </table:table-cell>
          <table:covered-table-cell table:style-name="ce56"/>
          <table:table-cell table:style-name="ce5" table:formula="of:=SUM([.AP8]+[.AP58]+[.AP85]+[.AP131]+[.AP156]+[.AP178]+[.AP205]+[.AP234]+[.AP267]+[.AP286])" office:value-type="float" office:value="0" calcext:value-type="float">
            <text:p>0</text:p>
          </table:table-cell>
          <table:table-cell table:style-name="ce5" table:formula="of:=QUOTIENT(PRODUCT(5;ORG.LIBREOFFICE.RAWSUBTRACT( [.D429];10));2)" office:value-type="float" office:value="-25" calcext:value-type="float">
            <text:p>-2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Morality</text:p>
          </table:table-cell>
          <table:covered-table-cell table:style-name="ce56"/>
          <table:table-cell table:style-name="ce5" table:formula="of:=SUM([.AP10]+[.AP39]+[.AP68]+[.AP91]+[.AP125]+[.AP149]+[.AP161]+[.AP229]+[.AP263]+[.AP284])" office:value-type="float" office:value="0" calcext:value-type="float">
            <text:p>0</text:p>
          </table:table-cell>
          <table:table-cell table:style-name="ce5" table:formula="of:=QUOTIENT(PRODUCT(5;ORG.LIBREOFFICE.RAWSUBTRACT( [.D430];10));2)" office:value-type="float" office:value="-25" calcext:value-type="float">
            <text:p>-2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Sympathy</text:p>
          </table:table-cell>
          <table:covered-table-cell table:style-name="ce56"/>
          <table:table-cell table:style-name="ce5" table:formula="of:=SUM([.AP54]+[.AP83]+[.AP121]+[.AP141]+[.AP165]+[.AP183]+[.AP201]+[.AP216]+[.AP271]+[.AP303])" office:value-type="float" office:value="0" calcext:value-type="float">
            <text:p>0</text:p>
          </table:table-cell>
          <table:table-cell table:style-name="ce5" table:formula="of:=QUOTIENT(PRODUCT(5;ORG.LIBREOFFICE.RAWSUBTRACT( [.D431];10));2)" office:value-type="float" office:value="-25" calcext:value-type="float">
            <text:p>-2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Trust</text:p>
          </table:table-cell>
          <table:covered-table-cell table:style-name="ce56"/>
          <table:table-cell table:style-name="ce5" table:formula="of:=SUM([.AP19]+[.AP42]+[.AP65]+[.AP89]+[.AP127]+[.AP167]+[.AP203]+[.AP230]+[.AP255]+[.AP283])" office:value-type="float" office:value="0" calcext:value-type="float">
            <text:p>0</text:p>
          </table:table-cell>
          <table:table-cell table:style-name="ce5" table:formula="of:=QUOTIENT(PRODUCT(5;ORG.LIBREOFFICE.RAWSUBTRACT( [.D432];10));2)" office:value-type="float" office:value="-25" calcext:value-type="float">
            <text:p>-2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/>
          <table:table-cell table:style-name="ce56"/>
          <table:table-cell table:number-columns-repeated="39"/>
        </table:table-row>
        <table:table-row table:style-name="ro6">
          <table:table-cell table:style-name="ce12" office:value-type="string" calcext:value-type="string">
            <text:p>Conscientiousness </text:p>
          </table:table-cell>
          <table:table-cell table:style-name="ce52" table:number-columns-spanned="2" table:number-rows-spanned="1"/>
          <table:covered-table-cell table:style-name="ce52"/>
          <table:table-cell table:style-name="ce32" table:formula="of:=SUM([.D435:.D440])" office:value-type="float" office:value="0" calcext:value-type="float">
            <text:p>0</text:p>
          </table:table-cell>
          <table:table-cell table:style-name="ce31" table:formula="of:=QUOTIENT(PRODUCT(ORG.LIBREOFFICE.RAWSUBTRACT([.D434];60);5);12)" office:value-type="float" office:value="-25" calcext:value-type="float">
            <text:p>-2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Achievement-Striving</text:p>
          </table:table-cell>
          <table:covered-table-cell table:style-name="ce56"/>
          <table:table-cell table:style-name="ce5" table:formula="of:=SUM([.AP17]+[.AP46]+[.AP75]+[.AP93]+[.AP134]+[.AP175]+[.AP241]+[.AP257]+[.AP279]+[.AP299])" office:value-type="float" office:value="0" calcext:value-type="float">
            <text:p>0</text:p>
          </table:table-cell>
          <table:table-cell table:style-name="ce5" table:formula="of:=QUOTIENT(PRODUCT(5;ORG.LIBREOFFICE.RAWSUBTRACT( [.D435];10));2)" office:value-type="float" office:value="-25" calcext:value-type="float">
            <text:p>-2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Cautiousness</text:p>
          </table:table-cell>
          <table:covered-table-cell table:style-name="ce56"/>
          <table:table-cell table:style-name="ce5" table:formula="of:=SUM([.AP21]+[.AP36]+[.AP70]+[.AP109]+[.AP138]+[.AP155]+[.AP189]+[.AP207]+[.AP235]+[.AP277])" office:value-type="float" office:value="0" calcext:value-type="float">
            <text:p>0</text:p>
          </table:table-cell>
          <table:table-cell table:style-name="ce5" table:formula="of:=QUOTIENT(PRODUCT(5;ORG.LIBREOFFICE.RAWSUBTRACT( [.D436];10));2)" office:value-type="float" office:value="-25" calcext:value-type="float">
            <text:p>-2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Dutifulness</text:p>
          </table:table-cell>
          <table:covered-table-cell table:style-name="ce56"/>
          <table:table-cell table:style-name="ce5" table:formula="of:=SUM([.AP31]+[.AP82]+[.AP100]+[.AP119]+[.AP139]+[.AP162]+[.AP191]+[.AP247]+[.AP278]+[.AP304])" office:value-type="float" office:value="0" calcext:value-type="float">
            <text:p>0</text:p>
          </table:table-cell>
          <table:table-cell table:style-name="ce5" table:formula="of:=QUOTIENT(PRODUCT(5;ORG.LIBREOFFICE.RAWSUBTRACT( [.D437];10));2)" office:value-type="float" office:value="-25" calcext:value-type="float">
            <text:p>-2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Orderliness</text:p>
          </table:table-cell>
          <table:covered-table-cell table:style-name="ce56"/>
          <table:table-cell table:style-name="ce5" table:formula="of:=SUM([.AP9]+[.AP35]+[.AP63]+[.AP92]+[.AP118]+[.AP169]+[.AP197]+[.AP237]+[.AP253]+[.AP298])" office:value-type="float" office:value="0" calcext:value-type="float">
            <text:p>0</text:p>
          </table:table-cell>
          <table:table-cell table:style-name="ce5" table:formula="of:=QUOTIENT(PRODUCT(5;ORG.LIBREOFFICE.RAWSUBTRACT( [.D438];10));2)" office:value-type="float" office:value="-25" calcext:value-type="float">
            <text:p>-2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Self-Discipline</text:p>
          </table:table-cell>
          <table:covered-table-cell table:style-name="ce56"/>
          <table:table-cell table:style-name="ce5" table:formula="of:=SUM([.AP23]+[.AP81]+[.AP108]+[.AP154]+[.AP174]+[.AP194]+[.AP217]+[.AP242]+[.AP273]+[.AP295])" office:value-type="float" office:value="0" calcext:value-type="float">
            <text:p>0</text:p>
          </table:table-cell>
          <table:table-cell table:style-name="ce5" table:formula="of:=QUOTIENT(PRODUCT(5;ORG.LIBREOFFICE.RAWSUBTRACT( [.D439];10));2)" office:value-type="float" office:value="-25" calcext:value-type="float">
            <text:p>-2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4"/>
          <table:table-cell table:style-name="ce50" office:value-type="string" calcext:value-type="string" table:number-columns-spanned="2" table:number-rows-spanned="1">
            <text:p>Self-Efficacy</text:p>
          </table:table-cell>
          <table:covered-table-cell table:style-name="ce56"/>
          <table:table-cell table:style-name="ce5" table:formula="of:=SUM([.AP20]+[.AP43]+[.AP79]+[.AP107]+[.AP117]+[.AP157]+[.AP185]+[.AP222]+[.AP238]+[.AP259])" office:value-type="float" office:value="0" calcext:value-type="float">
            <text:p>0</text:p>
          </table:table-cell>
          <table:table-cell table:style-name="ce5" table:formula="of:=QUOTIENT(PRODUCT(5;ORG.LIBREOFFICE.RAWSUBTRACT( [.D440];10));2)" office:value-type="float" office:value="-25" calcext:value-type="float">
            <text:p>-2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 table:number-rows-repeated="34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4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4" table:number-rows-repeated="1047875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table:table-column table:style-name="co1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09:08:00.394146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7-04T13:37:12.838352304</dc:date>
    <meta:editing-duration>P1DT22H6M38S</meta:editing-duration>
    <meta:editing-cycles>220</meta:editing-cycles>
    <meta:document-statistic meta:table-count="2" meta:cell-count="3475" meta:object-count="0"/>
  </office:meta>
</office:document-meta>
</file>